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i_or_lo</text:p>
          </table:table-cell>
          <table:table-cell office:value-type="string" calcext:value-type="string">
            <text:p>sib_type</text:p>
          </table:table-cell>
          <table:table-cell office:value-type="string" calcext:value-type="string">
            <text:p>genotype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612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368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462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335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335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335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335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239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003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446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581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436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433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386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382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095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508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476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509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_roller</text:p>
          </table:table-cell>
          <table:table-cell office:value-type="string" calcext:value-type="string">
            <text:p>TB_0037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5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52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5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54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55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56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57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58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59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2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4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5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6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7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8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69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zero</text:p>
          </table:table-cell>
          <table:table-cell office:value-type="string" calcext:value-type="string">
            <text:p>TB_057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135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137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50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51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05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26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13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125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610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064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19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20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47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529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21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344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437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49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49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49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21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344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437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125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477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486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51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493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closest_lo_full</text:p>
          </table:table-cell>
          <table:table-cell office:value-type="string" calcext:value-type="string">
            <text:p>TB_0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3:34:18.529976887</meta:creation-date>
    <dc:date>2018-12-02T13:45:52.115219215</dc:date>
    <meta:editing-duration>PT11M33S</meta:editing-duration>
    <meta:editing-cycles>3</meta:editing-cycles>
    <meta:generator>LibreOffice/5.1.6.2$Linux_X86_64 LibreOffice_project/10m0$Build-2</meta:generator>
    <meta:document-statistic meta:table-count="1" meta:cell-count="210" meta:object-count="0"/>
  </office:meta>
</office:document-meta>
</file>